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A000000D5A04AF407D63219C5.png" manifest:media-type="image/png"/>
  <manifest:file-entry manifest:full-path="Pictures/1000020100000513000002E57F19EE50940E82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style="italic" fo:font-weight="normal" officeooo:rsid="0007712f" officeooo:paragraph-rsid="0007712f" style:font-size-asian="14pt" style:font-style-asian="italic" style:font-weight-asian="normal" style:font-size-complex="16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07712f" officeooo:paragraph-rsid="0007712f" style:font-size-asian="26pt" style:font-weight-asian="bold" style:font-size-complex="26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 Systems</text:p>
      <text:p text:style-name="P2">Lab 08</text:p>
      <text:p text:style-name="P1">Name: Hamza <text:s/>Ahmed Siddiqui</text:p>
      <text:p text:style-name="P1">ID: FA17-BECE-0026</text:p>
      <text:p text:style-name="P1"/>
      <text:p text:style-name="P1"/>
      <text:p text:style-name="P1">LAB TASK:</text:p>
      <text:p text:style-name="P1"><draw:frame draw:style-name="fr1" draw:name="Image1" text:anchor-type="paragraph" svg:width="6.9252in" svg:height="3.95in" draw:z-index="0"><draw:image xlink:href="Pictures/1000020100000513000002E57F19EE50940E824C.png" xlink:type="simple" xlink:show="embed" xlink:actuate="onLoad" loext:mime-type="image/png"/></draw:frame><draw:frame draw:style-name="fr2" draw:name="Image2" text:anchor-type="paragraph" svg:x="0.0209in" svg:y="4.0311in" svg:width="6.9252in" svg:height="2.0201in" draw:z-index="1"><draw:image xlink:href="Pictures/10000201000002DA000000D5A04AF407D63219C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00:45:24.443947978</meta:creation-date>
    <dc:date>2019-11-18T00:51:03.816441806</dc:date>
    <meta:editing-duration>PT5M42S</meta:editing-duration>
    <meta:editing-cycles>1</meta:editing-cycles>
    <meta:generator>LibreOffice/6.0.7.3$Linux_X86_64 LibreOffice_project/00m0$Build-3</meta:generator>
    <meta:document-statistic meta:table-count="0" meta:image-count="2" meta:object-count="0" meta:page-count="1" meta:paragraph-count="5" meta:word-count="12" meta:character-count="70" meta:non-whitespace-character-count="62"/>
  </office:meta>
</office:document-meta>
</file>